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Helvetica Neue&quot;" svg:font-family="'&quot;Helvetica Neue&quot;'"/>
    <style:font-face style:name="Arial" svg:font-family="Arial"/>
    <style:font-face style:name="Monospace" svg:font-family="Monospace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5.4pt"/>
    </style:style>
    <style:style style:name="co2" style:family="table-column">
      <style:table-column-properties fo:break-before="auto" style:column-width="132.6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75.4pt"/>
    </style:style>
    <style:style style:name="co5" style:family="table-column">
      <style:table-column-properties fo:break-before="auto" style:column-width="105.56pt"/>
    </style:style>
    <style:style style:name="co6" style:family="table-column">
      <style:table-column-properties fo:break-before="auto" style:column-width="98.39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120.61pt"/>
    </style:style>
    <style:style style:name="co9" style:family="table-column">
      <style:table-column-properties fo:break-before="auto" style:column-width="134.11pt"/>
    </style:style>
    <style:style style:name="co10" style:family="table-column">
      <style:table-column-properties fo:break-before="auto" style:column-width="89.66pt"/>
    </style:style>
    <style:style style:name="co11" style:family="table-column">
      <style:table-column-properties fo:break-before="auto" style:column-width="92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creasing">
      <style:table-properties table:display="true" style:writing-mode="lr-tb"/>
    </style:style>
    <style:style style:name="ta2" style:family="table" style:master-page-name="PageStyle_5f_Decreasing">
      <style:table-properties table:display="true" style:writing-mode="lr-tb"/>
    </style:style>
    <style:style style:name="ta3" style:family="table" style:master-page-name="PageStyle_5f_Periodic">
      <style:table-properties table:display="true" style:writing-mode="lr-tb"/>
    </style:style>
    <style:style style:name="ta4" style:family="table" style:master-page-name="PageStyle_5f_Rand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a0101" style:text-outline="false" style:text-line-through-style="none" style:text-line-through-type="none" style:font-name="&quot;Helvetica Neue&quot;" fo:font-size="12pt" fo:font-style="normal" fo:text-shadow="none" style:text-underline-style="none" fo:font-weight="bold" style:font-size-asian="12pt" style:font-style-asian="normal" style:font-weight-asian="bold" style:font-name-complex="&quot;Helvetica Neue&quot;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8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4" style:family="table-cell" style:parent-style-name="Default">
      <style:table-cell-properties fo:background-color="#e8f0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5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6" style:family="table-cell" style:parent-style-name="Default" style:data-style-name="N11">
      <style:table-cell-properties fo:background-color="#e8f0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7" style:family="table-cell" style:parent-style-name="Default" style:data-style-name="N125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e8f0f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21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-bottom="0.74pt solid #000000" fo:background-color="#e8f0f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23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25" style:family="table-cell" style:parent-style-name="Default" style:data-style-name="N11">
      <style:table-cell-properties fo:border-bottom="0.74pt solid #000000" fo:background-color="#e8f0f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26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creasi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Preventive Module</text:p>
          </table:table-cell>
          <table:table-cell table:style-name="ce1" office:value-type="string" calcext:value-type="string">
            <text:p>Mean Response Time</text:p>
          </table:table-cell>
          <table:table-cell table:style-name="ce1" office:value-type="string" calcext:value-type="string">
            <text:p>Scale UP</text:p>
          </table:table-cell>
          <table:table-cell table:style-name="ce1" office:value-type="string" calcext:value-type="string">
            <text:p>Scale Down</text:p>
          </table:table-cell>
          <table:table-cell table:style-name="ce1" office:value-type="string" calcext:value-type="string">
            <text:p>Gain on HPA</text:p>
          </table:table-cell>
          <table:table-cell table:style-name="ce1" office:value-type="string" calcext:value-type="string">
            <text:p>Gain on Ba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5" office:value-type="string" calcext:value-type="string">
            <text:p>-</text:p>
          </table:table-cell>
          <table:table-cell table:style-name="ce6" office:value-type="float" office:value="2188.89853561749" calcext:value-type="float">
            <text:p>2188.899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PA</text:p>
          </table:table-cell>
          <table:table-cell table:style-name="ce5" office:value-type="string" calcext:value-type="string">
            <text:p>-</text:p>
          </table:table-cell>
          <table:table-cell table:style-name="ce6" office:value-type="float" office:value="284.869191902657" calcext:value-type="float">
            <text:p>284.869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8" table:formula="of:=1-([.C3]/[.$C$2])" office:value-type="percentage" office:value="0.86985728791568" calcext:value-type="percentage">
            <text:p>86.99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5" office:value-type="string" calcext:value-type="string">
            <text:p>Both</text:p>
          </table:table-cell>
          <table:table-cell table:style-name="ce6" office:value-type="float" office:value="475.11565043303" calcext:value-type="float">
            <text:p>475.1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=1-([.C4]/[.$C$3])" office:value-type="percentage" office:value="-0.667837954886263" calcext:value-type="percentage">
            <text:p>-66.78%</text:p>
          </table:table-cell>
          <table:table-cell table:style-name="ce8" table:formula="of:=1-([.C4]/[.$C$2])" office:value-type="percentage" office:value="0.782943045233936" calcext:value-type="percentage">
            <text:p>78.29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5" office:value-type="string" calcext:value-type="string">
            <text:p>Both</text:p>
          </table:table-cell>
          <table:table-cell table:style-name="ce6" office:value-type="float" office:value="260.072980385781" calcext:value-type="float">
            <text:p>260.07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=1-([.C5]/[.$C$3])" office:value-type="percentage" office:value="0.0870442021169812" calcext:value-type="percentage">
            <text:p>8.70%</text:p>
          </table:table-cell>
          <table:table-cell table:style-name="ce8" table:formula="of:=1-([.C5]/[.$C$2])" office:value-type="percentage" office:value="0.881185456450399" calcext:value-type="percentage">
            <text:p>88.12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5" office:value-type="string" calcext:value-type="string">
            <text:p>Both</text:p>
          </table:table-cell>
          <table:table-cell table:style-name="ce6" office:value-type="float" office:value="889.526731817563" calcext:value-type="float">
            <text:p>889.52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8" table:formula="of:=1-([.C6]/[.$C$3])" office:value-type="percentage" office:value="-2.12257961584531" calcext:value-type="percentage">
            <text:p>-212.26%</text:p>
          </table:table-cell>
          <table:table-cell table:style-name="ce8" table:formula="of:=1-([.C6]/[.$C$2])" office:value-type="percentage" office:value="0.593619020094677" calcext:value-type="percentage">
            <text:p>59.36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5" office:value-type="string" calcext:value-type="string">
            <text:p>Both</text:p>
          </table:table-cell>
          <table:table-cell table:style-name="ce6" office:value-type="float" office:value="1229.42327119147" calcext:value-type="float">
            <text:p>1229.42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8" table:formula="of:=1-([.C7]/[.$C$3])" office:value-type="percentage" office:value="-3.31574668703233" calcext:value-type="percentage">
            <text:p>-331.57%</text:p>
          </table:table-cell>
          <table:table-cell table:style-name="ce8" table:formula="of:=1-([.C7]/[.$C$2])" office:value-type="percentage" office:value="0.438337021480693" calcext:value-type="percentage">
            <text:p>43.83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5" office:value-type="string" calcext:value-type="string">
            <text:p>QO</text:p>
          </table:table-cell>
          <table:table-cell table:style-name="ce6" office:value-type="float" office:value="369.857454827539" calcext:value-type="float">
            <text:p>369.85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formula="of:=1-([.C8]/[.$C$3])" office:value-type="percentage" office:value="-0.298341362775106" calcext:value-type="percentage">
            <text:p>-29.83%</text:p>
          </table:table-cell>
          <table:table-cell table:style-name="ce8" table:formula="of:=1-([.C8]/[.$C$2])" office:value-type="percentage" office:value="0.831030333837195" calcext:value-type="percentage">
            <text:p>83.1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5" office:value-type="string" calcext:value-type="string">
            <text:p>QO</text:p>
          </table:table-cell>
          <table:table-cell table:style-name="ce6" office:value-type="float" office:value="263.402599712165" calcext:value-type="float">
            <text:p>263.40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8" table:formula="of:=1-([.C9]/[.$C$3])" office:value-type="percentage" office:value="0.0753559626687444" calcext:value-type="percentage">
            <text:p>7.54%</text:p>
          </table:table-cell>
          <table:table-cell table:style-name="ce8" table:formula="of:=1-([.C9]/[.$C$2])" office:value-type="percentage" office:value="0.879664317269115" calcext:value-type="percentage">
            <text:p>87.97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5" office:value-type="string" calcext:value-type="string">
            <text:p>QO</text:p>
          </table:table-cell>
          <table:table-cell table:style-name="ce6" office:value-type="float" office:value="2227.11260511372" calcext:value-type="float">
            <text:p>2227.113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float" office:value="153" calcext:value-type="float">
            <text:p>153</text:p>
          </table:table-cell>
          <table:table-cell table:style-name="ce8" table:formula="of:=1-([.C10]/[.$C$3])" office:value-type="percentage" office:value="-6.81801847451005" calcext:value-type="percentage">
            <text:p>-681.80%</text:p>
          </table:table-cell>
          <table:table-cell table:style-name="ce8" table:formula="of:=1-([.C10]/[.$C$2])" office:value-type="percentage" office:value="-0.0174581273980567" calcext:value-type="percentage">
            <text:p>-1.75%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5" office:value-type="string" calcext:value-type="string">
            <text:p>QO</text:p>
          </table:table-cell>
          <table:table-cell table:style-name="ce6" office:value-type="float" office:value="667.220677671798" calcext:value-type="float">
            <text:p>667.221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132" calcext:value-type="float">
            <text:p>132</text:p>
          </table:table-cell>
          <table:table-cell table:style-name="ce8" table:formula="of:=1-([.C11]/[.$C$3])" office:value-type="percentage" office:value="-1.34220019797646" calcext:value-type="percentage">
            <text:p>-134.22%</text:p>
          </table:table-cell>
          <table:table-cell table:style-name="ce8" table:formula="of:=1-([.C11]/[.$C$2])" office:value-type="percentage" office:value="0.695179713990912" calcext:value-type="percentage">
            <text:p>69.52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5" office:value-type="string" calcext:value-type="string">
            <text:p>SAB</text:p>
          </table:table-cell>
          <table:table-cell table:style-name="ce6" office:value-type="float" office:value="369.918890320191" calcext:value-type="float">
            <text:p>369.91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=1-([.C12]/[.$C$3])" office:value-type="percentage" office:value="-0.298557024890906" calcext:value-type="percentage">
            <text:p>-29.86%</text:p>
          </table:table-cell>
          <table:table-cell table:style-name="ce8" table:formula="of:=1-([.C12]/[.$C$2])" office:value-type="percentage" office:value="0.831002266984551" calcext:value-type="percentage">
            <text:p>83.1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5" office:value-type="string" calcext:value-type="string">
            <text:p>SAB</text:p>
          </table:table-cell>
          <table:table-cell table:style-name="ce6" office:value-type="float" office:value="226.74444728094" calcext:value-type="float">
            <text:p>226.74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=1-([.C13]/[.$C$3])" office:value-type="percentage" office:value="0.204040121831001" calcext:value-type="percentage">
            <text:p>20.40%</text:p>
          </table:table-cell>
          <table:table-cell table:style-name="ce8" table:formula="of:=1-([.C13]/[.$C$2])" office:value-type="percentage" office:value="0.896411622744781" calcext:value-type="percentage">
            <text:p>89.64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5" office:value-type="string" calcext:value-type="string">
            <text:p>SAB</text:p>
          </table:table-cell>
          <table:table-cell table:style-name="ce6" office:value-type="float" office:value="1462.73243252599" calcext:value-type="float">
            <text:p>1462.73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formula="of:=1-([.C14]/[.$C$3])" office:value-type="percentage" office:value="-4.13475122654128" calcext:value-type="percentage">
            <text:p>-413.48%</text:p>
          </table:table-cell>
          <table:table-cell table:style-name="ce8" table:formula="of:=1-([.C14]/[.$C$2])" office:value-type="percentage" office:value="0.331749549499629" calcext:value-type="percentage">
            <text:p>33.17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5" office:value-type="string" calcext:value-type="string">
            <text:p>SAB</text:p>
          </table:table-cell>
          <table:table-cell table:style-name="ce6" office:value-type="float" office:value="1299.22223960865" calcext:value-type="float">
            <text:p>1299.2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1" calcext:value-type="float">
            <text:p>11</text:p>
          </table:table-cell>
          <table:table-cell table:style-name="ce8" table:formula="of:=1-([.C15]/[.$C$3])" office:value-type="percentage" office:value="-3.56076780690489" calcext:value-type="percentage">
            <text:p>-356.08%</text:p>
          </table:table-cell>
          <table:table-cell table:style-name="ce8" table:formula="of:=1-([.C15]/[.$C$2])" office:value-type="percentage" office:value="0.40644930842254" calcext:value-type="percentage">
            <text:p>40.64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5" office:value-type="string" calcext:value-type="string">
            <text:p>None</text:p>
          </table:table-cell>
          <table:table-cell table:style-name="ce6" office:value-type="float" office:value="379.421695262165" calcext:value-type="float">
            <text:p>379.42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9" calcext:value-type="float">
            <text:p>19</text:p>
          </table:table-cell>
          <table:table-cell table:style-name="ce8" table:formula="of:=1-([.C16]/[.$C$3])" office:value-type="percentage" office:value="-0.331915510863026" calcext:value-type="percentage">
            <text:p>-33.19%</text:p>
          </table:table-cell>
          <table:table-cell table:style-name="ce8" table:formula="of:=1-([.C16]/[.$C$2])" office:value-type="percentage" office:value="0.826660903149113" calcext:value-type="percentage">
            <text:p>82.67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5" office:value-type="string" calcext:value-type="string">
            <text:p>None</text:p>
          </table:table-cell>
          <table:table-cell table:style-name="ce6" office:value-type="float" office:value="254.189397395188" calcext:value-type="float">
            <text:p>254.18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2" calcext:value-type="float">
            <text:p>22</text:p>
          </table:table-cell>
          <table:table-cell table:style-name="ce8" table:formula="of:=1-([.C17]/[.$C$3])" office:value-type="percentage" office:value="0.107697832477275" calcext:value-type="percentage">
            <text:p>10.77%</text:p>
          </table:table-cell>
          <table:table-cell table:style-name="ce8" table:formula="of:=1-([.C17]/[.$C$2])" office:value-type="percentage" office:value="0.883873375919875" calcext:value-type="percentage">
            <text:p>88.39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5" office:value-type="string" calcext:value-type="string">
            <text:p>None</text:p>
          </table:table-cell>
          <table:table-cell table:style-name="ce6" office:value-type="float" office:value="1921.74487920854" calcext:value-type="float">
            <text:p>1921.745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float" office:value="171" calcext:value-type="float">
            <text:p>171</text:p>
          </table:table-cell>
          <table:table-cell table:style-name="ce8" table:formula="of:=1-([.C18]/[.$C$3])" office:value-type="percentage" office:value="-5.74606076695448" calcext:value-type="percentage">
            <text:p>-574.61%</text:p>
          </table:table-cell>
          <table:table-cell table:style-name="ce8" table:formula="of:=1-([.C18]/[.$C$2])" office:value-type="percentage" office:value="0.122049355902916" calcext:value-type="percentage">
            <text:p>12.2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5" office:value-type="string" calcext:value-type="string">
            <text:p>None</text:p>
          </table:table-cell>
          <table:table-cell table:style-name="ce6" office:value-type="float" office:value="1581.48915621386" calcext:value-type="float">
            <text:p>1581.489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141" calcext:value-type="float">
            <text:p>141</text:p>
          </table:table-cell>
          <table:table-cell table:style-name="ce8" table:formula="of:=1-([.C19]/[.$C$3])" office:value-type="percentage" office:value="-4.55163282365147" calcext:value-type="percentage">
            <text:p>-455.16%</text:p>
          </table:table-cell>
          <table:table-cell table:style-name="ce8" table:formula="of:=1-([.C19]/[.$C$2])" office:value-type="percentage" office:value="0.277495447833665" calcext:value-type="percentage">
            <text:p>27.75%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 table:number-rows-repeated="3">
          <table:table-cell table:style-name="ce4" table:number-columns-repeated="3"/>
          <table:table-cell table:number-columns-repeated="1021"/>
        </table:table-row>
        <table:table-row table:style-name="ro1">
          <table:table-cell table:style-name="ce4" table:number-columns-repeated="3"/>
          <table:table-cell table:number-columns-repeated="2"/>
          <table:table-cell table:style-name="ce9"/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9"/>
          <table:table-cell table:number-columns-repeated="1018"/>
        </table:table-row>
        <table:table-row table:style-name="ro1">
          <table:table-cell table:style-name="ce3" table:number-columns-repeated="3"/>
          <table:table-cell table:number-columns-repeated="2"/>
          <table:table-cell table:style-name="ce9"/>
          <table:table-cell table:number-columns-repeated="1018"/>
        </table:table-row>
        <table:table-row table:style-name="ro1" table:number-rows-repeated="4">
          <table:table-cell table:style-name="ce4" table:number-columns-repeated="3"/>
          <table:table-cell table:number-columns-repeated="2"/>
          <table:table-cell table:style-name="ce9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reasing" table:style-name="ta2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Preventive Module</text:p>
          </table:table-cell>
          <table:table-cell table:style-name="ce1" office:value-type="string" calcext:value-type="string">
            <text:p>Mean Response Time</text:p>
          </table:table-cell>
          <table:table-cell table:style-name="ce1" office:value-type="string" calcext:value-type="string">
            <text:p>Scale UP</text:p>
          </table:table-cell>
          <table:table-cell table:style-name="ce1" office:value-type="string" calcext:value-type="string">
            <text:p>Scale Down</text:p>
          </table:table-cell>
          <table:table-cell table:style-name="ce1" office:value-type="string" calcext:value-type="string">
            <text:p>Gain on HPA</text:p>
          </table:table-cell>
          <table:table-cell table:style-name="ce1" office:value-type="string" calcext:value-type="string">
            <text:p>Gain on Ba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5" office:value-type="string" calcext:value-type="string">
            <text:p>-</text:p>
          </table:table-cell>
          <table:table-cell table:style-name="ce6" office:value-type="float" office:value="2628.67306805271" calcext:value-type="float">
            <text:p>2628.673</text:p>
          </table:table-cell>
          <table:table-cell table:number-columns-repeated="4" table:style-name="ce1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PA</text:p>
          </table:table-cell>
          <table:table-cell table:style-name="ce5" office:value-type="string" calcext:value-type="string">
            <text:p>-</text:p>
          </table:table-cell>
          <table:table-cell table:style-name="ce6" office:value-type="float" office:value="1776.90714806204" calcext:value-type="float">
            <text:p>1776.907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14" office:value-type="string" calcext:value-type="string">
            <text:p>-</text:p>
          </table:table-cell>
          <table:table-cell table:style-name="ce16" table:formula="of:=1-([.C3]/[.$C$2])" office:value-type="percentage" office:value="0.324028853318624" calcext:value-type="percentage">
            <text:p>32.4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5" office:value-type="string" calcext:value-type="string">
            <text:p>Both</text:p>
          </table:table-cell>
          <table:table-cell table:style-name="ce6" office:value-type="float" office:value="1436.13240460217" calcext:value-type="float">
            <text:p>1436.1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" calcext:value-type="float">
            <text:p>2</text:p>
          </table:table-cell>
          <table:table-cell table:style-name="ce15" table:formula="of:=1-([.C4]/[.$C$3])" office:value-type="percentage" office:value="0.191779713324656" calcext:value-type="percentage">
            <text:p>19.18%</text:p>
          </table:table-cell>
          <table:table-cell table:style-name="ce15" table:formula="of:=1-([.C4]/[.$C$2])" office:value-type="percentage" office:value="0.453666406044917" calcext:value-type="percentage">
            <text:p>45.37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5" office:value-type="string" calcext:value-type="string">
            <text:p>Both</text:p>
          </table:table-cell>
          <table:table-cell table:style-name="ce6" office:value-type="float" office:value="336.049490062233" calcext:value-type="float">
            <text:p>336.049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style-name="ce16" table:formula="of:=1-([.C5]/[.$C$3])" office:value-type="percentage" office:value="0.810879544027531" calcext:value-type="percentage">
            <text:p>81.09%</text:p>
          </table:table-cell>
          <table:table-cell table:style-name="ce16" table:formula="of:=1-([.C5]/[.$C$2])" office:value-type="percentage" office:value="0.872160028515385" calcext:value-type="percentage">
            <text:p>87.22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5" office:value-type="string" calcext:value-type="string">
            <text:p>Both</text:p>
          </table:table-cell>
          <table:table-cell table:style-name="ce6" office:value-type="float" office:value="1317.73407868208" calcext:value-type="float">
            <text:p>1317.73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0" calcext:value-type="float">
            <text:p>0</text:p>
          </table:table-cell>
          <table:table-cell table:style-name="ce15" table:formula="of:=1-([.C6]/[.$C$3])" office:value-type="percentage" office:value="0.258411403139861" calcext:value-type="percentage">
            <text:p>25.84%</text:p>
          </table:table-cell>
          <table:table-cell table:style-name="ce15" table:formula="of:=1-([.C6]/[.$C$2])" office:value-type="percentage" office:value="0.498707505814619" calcext:value-type="percentage">
            <text:p>49.87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5" office:value-type="string" calcext:value-type="string">
            <text:p>Both</text:p>
          </table:table-cell>
          <table:table-cell table:style-name="ce6" office:value-type="float" office:value="1073.41519761023" calcext:value-type="float">
            <text:p>1073.41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formula="of:=1-([.C7]/[.$C$3])" office:value-type="percentage" office:value="0.395908109897056" calcext:value-type="percentage">
            <text:p>39.59%</text:p>
          </table:table-cell>
          <table:table-cell table:style-name="ce16" table:formula="of:=1-([.C7]/[.$C$2])" office:value-type="percentage" office:value="0.591651312346193" calcext:value-type="percentage">
            <text:p>59.17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5" office:value-type="string" calcext:value-type="string">
            <text:p>QO</text:p>
          </table:table-cell>
          <table:table-cell table:style-name="ce6" office:value-type="float" office:value="1141.94598131558" calcext:value-type="float">
            <text:p>1141.94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" calcext:value-type="float">
            <text:p>2</text:p>
          </table:table-cell>
          <table:table-cell table:style-name="ce15" table:formula="of:=1-([.C8]/[.$C$3])" office:value-type="percentage" office:value="0.357340656454093" calcext:value-type="percentage">
            <text:p>35.73%</text:p>
          </table:table-cell>
          <table:table-cell table:style-name="ce15" table:formula="of:=1-([.C8]/[.$C$2])" office:value-type="percentage" office:value="0.565580826617773" calcext:value-type="percentage">
            <text:p>56.56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5" office:value-type="string" calcext:value-type="string">
            <text:p>QO</text:p>
          </table:table-cell>
          <table:table-cell table:style-name="ce6" office:value-type="float" office:value="1631.42968077722" calcext:value-type="float">
            <text:p>1631.430</text:p>
          </table:table-cell>
          <table:table-cell table:number-columns-repeated="2" table:style-name="ce5" office:value-type="float" office:value="137" calcext:value-type="float">
            <text:p>137</text:p>
          </table:table-cell>
          <table:table-cell table:style-name="ce16" table:formula="of:=1-([.C9]/[.$C$3])" office:value-type="percentage" office:value="0.0818711700515601" calcext:value-type="percentage">
            <text:p>8.19%</text:p>
          </table:table-cell>
          <table:table-cell table:style-name="ce16" table:formula="of:=1-([.C9]/[.$C$2])" office:value-type="percentage" office:value="0.379371402018523" calcext:value-type="percentage">
            <text:p>37.94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5" office:value-type="string" calcext:value-type="string">
            <text:p>QO</text:p>
          </table:table-cell>
          <table:table-cell table:style-name="ce6" office:value-type="float" office:value="756.491182828037" calcext:value-type="float">
            <text:p>756.491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15" table:formula="of:=1-([.C10]/[.$C$3])" office:value-type="percentage" office:value="0.574265214897079" calcext:value-type="percentage">
            <text:p>57.43%</text:p>
          </table:table-cell>
          <table:table-cell table:style-name="ce15" table:formula="of:=1-([.C10]/[.$C$2])" office:value-type="percentage" office:value="0.712215569131829" calcext:value-type="percentage">
            <text:p>71.22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5" office:value-type="string" calcext:value-type="string">
            <text:p>QO</text:p>
          </table:table-cell>
          <table:table-cell table:style-name="ce6" office:value-type="float" office:value="1049.33596045938" calcext:value-type="float">
            <text:p>1049.33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formula="of:=1-([.C11]/[.$C$3])" office:value-type="percentage" office:value="0.409459317216533" calcext:value-type="percentage">
            <text:p>40.95%</text:p>
          </table:table-cell>
          <table:table-cell table:style-name="ce16" table:formula="of:=1-([.C11]/[.$C$2])" office:value-type="percentage" office:value="0.600811537496857" calcext:value-type="percentage">
            <text:p>60.08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5" office:value-type="string" calcext:value-type="string">
            <text:p>SAB</text:p>
          </table:table-cell>
          <table:table-cell table:style-name="ce6" office:value-type="float" office:value="1170.43858055863" calcext:value-type="float">
            <text:p>1170.43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" calcext:value-type="float">
            <text:p>2</text:p>
          </table:table-cell>
          <table:table-cell table:style-name="ce15" table:formula="of:=1-([.C12]/[.$C$3])" office:value-type="percentage" office:value="0.341305716601369" calcext:value-type="percentage">
            <text:p>34.13%</text:p>
          </table:table-cell>
          <table:table-cell table:style-name="ce15" table:formula="of:=1-([.C12]/[.$C$2])" office:value-type="percentage" office:value="0.554741669938561" calcext:value-type="percentage">
            <text:p>55.47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5" office:value-type="string" calcext:value-type="string">
            <text:p>SAB</text:p>
          </table:table-cell>
          <table:table-cell table:style-name="ce6" office:value-type="float" office:value="1037.04098781404" calcext:value-type="float">
            <text:p>1037.041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style-name="ce16" table:formula="of:=1-([.C13]/[.$C$3])" office:value-type="percentage" office:value="0.416378627918136" calcext:value-type="percentage">
            <text:p>41.64%</text:p>
          </table:table-cell>
          <table:table-cell table:style-name="ce16" table:formula="of:=1-([.C13]/[.$C$2])" office:value-type="percentage" office:value="0.605488791886065" calcext:value-type="percentage">
            <text:p>60.55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5" office:value-type="string" calcext:value-type="string">
            <text:p>SAB</text:p>
          </table:table-cell>
          <table:table-cell table:style-name="ce6" office:value-type="float" office:value="1167.15600881209" calcext:value-type="float">
            <text:p>1167.15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0" calcext:value-type="float">
            <text:p>0</text:p>
          </table:table-cell>
          <table:table-cell table:style-name="ce15" table:formula="of:=1-([.C14]/[.$C$3])" office:value-type="percentage" office:value="0.343153067910705" calcext:value-type="percentage">
            <text:p>34.32%</text:p>
          </table:table-cell>
          <table:table-cell table:style-name="ce15" table:formula="of:=1-([.C14]/[.$C$2])" office:value-type="percentage" office:value="0.555990426121455" calcext:value-type="percentage">
            <text:p>55.60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5" office:value-type="string" calcext:value-type="string">
            <text:p>SAB</text:p>
          </table:table-cell>
          <table:table-cell table:style-name="ce6" office:value-type="float" office:value="565.917673490858" calcext:value-type="float">
            <text:p>565.91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formula="of:=1-([.C15]/[.$C$3])" office:value-type="percentage" office:value="0.681515337417564" calcext:value-type="percentage">
            <text:p>68.15%</text:p>
          </table:table-cell>
          <table:table-cell table:style-name="ce16" table:formula="of:=1-([.C15]/[.$C$2])" office:value-type="percentage" office:value="0.784713557433719" calcext:value-type="percentage">
            <text:p>78.47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5" office:value-type="string" calcext:value-type="string">
            <text:p>None</text:p>
          </table:table-cell>
          <table:table-cell table:style-name="ce6" office:value-type="float" office:value="1278.26284140729" calcext:value-type="float">
            <text:p>1278.263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2" calcext:value-type="float">
            <text:p>12</text:p>
          </table:table-cell>
          <table:table-cell table:style-name="ce15" table:formula="of:=1-([.C16]/[.$C$3])" office:value-type="percentage" office:value="0.280624852682139" calcext:value-type="percentage">
            <text:p>28.06%</text:p>
          </table:table-cell>
          <table:table-cell table:style-name="ce15" table:formula="of:=1-([.C16]/[.$C$2])" office:value-type="percentage" office:value="0.513723156773462" calcext:value-type="percentage">
            <text:p>51.37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5" office:value-type="string" calcext:value-type="string">
            <text:p>None</text:p>
          </table:table-cell>
          <table:table-cell table:style-name="ce6" office:value-type="float" office:value="1542.36254428741" calcext:value-type="float">
            <text:p>1542.363</text:p>
          </table:table-cell>
          <table:table-cell table:number-columns-repeated="2" table:style-name="ce5" office:value-type="float" office:value="524" calcext:value-type="float">
            <text:p>524</text:p>
          </table:table-cell>
          <table:table-cell table:style-name="ce16" table:formula="of:=1-([.C17]/[.$C$3])" office:value-type="percentage" office:value="0.131995981911848" calcext:value-type="percentage">
            <text:p>13.20%</text:p>
          </table:table-cell>
          <table:table-cell table:style-name="ce16" table:formula="of:=1-([.C17]/[.$C$2])" office:value-type="percentage" office:value="0.41325432856891" calcext:value-type="percentage">
            <text:p>41.33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5" office:value-type="string" calcext:value-type="string">
            <text:p>None</text:p>
          </table:table-cell>
          <table:table-cell table:style-name="ce6" office:value-type="float" office:value="1125.60359482806" calcext:value-type="float">
            <text:p>1125.60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0" calcext:value-type="float">
            <text:p>0</text:p>
          </table:table-cell>
          <table:table-cell table:style-name="ce15" table:formula="of:=1-([.C18]/[.$C$3])" office:value-type="percentage" office:value="0.366537752940167" calcext:value-type="percentage">
            <text:p>36.65%</text:p>
          </table:table-cell>
          <table:table-cell table:style-name="ce15" table:formula="of:=1-([.C18]/[.$C$2])" office:value-type="percentage" office:value="0.571797798475604" calcext:value-type="percentage">
            <text:p>57.18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5" office:value-type="string" calcext:value-type="string">
            <text:p>None</text:p>
          </table:table-cell>
          <table:table-cell table:style-name="ce6" office:value-type="float" office:value="1164.88088717287" calcext:value-type="float">
            <text:p>1164.88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formula="of:=1-([.C19]/[.$C$3])" office:value-type="percentage" office:value="0.34443345087371" calcext:value-type="percentage">
            <text:p>34.44%</text:p>
          </table:table-cell>
          <table:table-cell table:style-name="ce16" table:formula="of:=1-([.C19]/[.$C$2])" office:value-type="percentage" office:value="0.556855928061149" calcext:value-type="percentage">
            <text:p>55.69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 table:number-rows-repeated="4">
          <table:table-cell table:style-name="ce11"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 table:number-rows-repeated="4">
          <table:table-cell table:style-name="ce4" table:number-columns-repeated="3"/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iodic" table:style-name="ta3"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10" table:number-columns-repeated="2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Preventive Module</text:p>
          </table:table-cell>
          <table:table-cell table:style-name="ce1" office:value-type="string" calcext:value-type="string">
            <text:p>Mean Response Time</text:p>
          </table:table-cell>
          <table:table-cell table:style-name="ce1" office:value-type="string" calcext:value-type="string">
            <text:p>Scale UP</text:p>
          </table:table-cell>
          <table:table-cell table:style-name="ce1" office:value-type="string" calcext:value-type="string">
            <text:p>Scale Down</text:p>
          </table:table-cell>
          <table:table-cell table:style-name="ce1" office:value-type="string" calcext:value-type="string">
            <text:p>Gain on HPA</text:p>
          </table:table-cell>
          <table:table-cell table:style-name="ce1" office:value-type="string" calcext:value-type="string">
            <text:p>Gain on Ba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5" office:value-type="string" calcext:value-type="string">
            <text:p>-</text:p>
          </table:table-cell>
          <table:table-cell table:style-name="ce6" office:value-type="float" office:value="2214.58479524342" calcext:value-type="float">
            <text:p>2214.585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2"/>
          <table:table-cell table:style-name="ce12" table:number-columns-repeated="3"/>
          <table:table-cell table:style-name="ce17"/>
          <table:table-cell table:style-name="ce12"/>
          <table:table-cell table:number-columns-repeated="1010"/>
        </table:table-row>
        <table:table-row table:style-name="ro1">
          <table:table-cell table:style-name="ce2" office:value-type="string" calcext:value-type="string">
            <text:p>HPA</text:p>
          </table:table-cell>
          <table:table-cell table:style-name="ce5" office:value-type="string" calcext:value-type="string">
            <text:p>-</text:p>
          </table:table-cell>
          <table:table-cell table:style-name="ce6" office:value-type="float" office:value="641.299688263558" calcext:value-type="float">
            <text:p>641.300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-</text:p>
          </table:table-cell>
          <table:table-cell table:style-name="ce8" table:formula="of:=1-([.C3]/[.$C$2])" office:value-type="percentage" office:value="0.710419899187889" calcext:value-type="percentage">
            <text:p>71.04%</text:p>
          </table:table-cell>
          <table:table-cell/>
          <table:table-cell table:style-name="ce12" table:number-columns-repeated="4"/>
          <table:table-cell table:style-name="ce17"/>
          <table:table-cell table:style-name="ce12"/>
          <table:table-cell table:number-columns-repeated="1010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5" office:value-type="string" calcext:value-type="string">
            <text:p>Both</text:p>
          </table:table-cell>
          <table:table-cell table:style-name="ce6" office:value-type="float" office:value="693.308111462214" calcext:value-type="float">
            <text:p>693.308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8" calcext:value-type="float">
            <text:p>28</text:p>
          </table:table-cell>
          <table:table-cell table:style-name="ce8" table:formula="of:=1-([.C4]/[.$C$3])" office:value-type="percentage" office:value="-0.0810984694838677" calcext:value-type="percentage">
            <text:p>-8.11%</text:p>
          </table:table-cell>
          <table:table-cell table:style-name="ce8" table:formula="of:=1-([.C4]/[.$C$2])" office:value-type="percentage" office:value="0.686935396219043" calcext:value-type="percentage">
            <text:p>68.69%</text:p>
          </table:table-cell>
          <table:table-cell/>
          <table:table-cell table:style-name="ce12" table:number-columns-repeated="4"/>
          <table:table-cell table:style-name="ce17"/>
          <table:table-cell table:style-name="ce12"/>
          <table:table-cell table:number-columns-repeated="101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5" office:value-type="string" calcext:value-type="string">
            <text:p>Both</text:p>
          </table:table-cell>
          <table:table-cell table:style-name="ce6" office:value-type="float" office:value="698.387438578582" calcext:value-type="float">
            <text:p>698.387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0" calcext:value-type="float">
            <text:p>40</text:p>
          </table:table-cell>
          <table:table-cell table:style-name="ce8" table:formula="of:=1-([.C5]/[.$C$3])" office:value-type="percentage" office:value="-0.0890188337212514" calcext:value-type="percentage">
            <text:p>-8.90%</text:p>
          </table:table-cell>
          <table:table-cell table:style-name="ce8" table:formula="of:=1-([.C5]/[.$C$2])" office:value-type="percentage" office:value="0.684641816344712" calcext:value-type="percentage">
            <text:p>68.46%</text:p>
          </table:table-cell>
          <table:table-cell/>
          <table:table-cell table:style-name="ce12" table:number-columns-repeated="4"/>
          <table:table-cell table:style-name="ce17"/>
          <table:table-cell table:style-name="ce12"/>
          <table:table-cell table:number-columns-repeated="1010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5" office:value-type="string" calcext:value-type="string">
            <text:p>Both</text:p>
          </table:table-cell>
          <table:table-cell table:style-name="ce6" office:value-type="float" office:value="796.462862696221" calcext:value-type="float">
            <text:p>796.46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0" calcext:value-type="float">
            <text:p>30</text:p>
          </table:table-cell>
          <table:table-cell table:style-name="ce8" table:formula="of:=1-([.C6]/[.$C$3])" office:value-type="percentage" office:value="-0.241951114700831" calcext:value-type="percentage">
            <text:p>-24.20%</text:p>
          </table:table-cell>
          <table:table-cell table:style-name="ce8" table:formula="of:=1-([.C6]/[.$C$2])" office:value-type="percentage" office:value="0.64035567100122" calcext:value-type="percentage">
            <text:p>64.04%</text:p>
          </table:table-cell>
          <table:table-cell/>
          <table:table-cell table:style-name="ce12" table:number-columns-repeated="4"/>
          <table:table-cell table:style-name="ce17"/>
          <table:table-cell table:style-name="ce12"/>
          <table:table-cell table:number-columns-repeated="1010"/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5" office:value-type="string" calcext:value-type="string">
            <text:p>Both</text:p>
          </table:table-cell>
          <table:table-cell table:style-name="ce6" office:value-type="float" office:value="597.47735779462" calcext:value-type="float">
            <text:p>597.47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6" calcext:value-type="float">
            <text:p>26</text:p>
          </table:table-cell>
          <table:table-cell table:style-name="ce8" table:formula="of:=1-([.C7]/[.$C$3])" office:value-type="percentage" office:value="0.068333621972584" calcext:value-type="percentage">
            <text:p>6.83%</text:p>
          </table:table-cell>
          <table:table-cell table:style-name="ce8" table:formula="of:=1-([.C7]/[.$C$2])" office:value-type="percentage" office:value="0.730207956327567" calcext:value-type="percentage">
            <text:p>73.02%</text:p>
          </table:table-cell>
          <table:table-cell/>
          <table:table-cell table:style-name="ce12" table:number-columns-repeated="4"/>
          <table:table-cell table:style-name="ce17"/>
          <table:table-cell table:style-name="ce12"/>
          <table:table-cell table:number-columns-repeated="1010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5" office:value-type="string" calcext:value-type="string">
            <text:p>QO</text:p>
          </table:table-cell>
          <table:table-cell table:style-name="ce6" office:value-type="float" office:value="668.329219947638" calcext:value-type="float">
            <text:p>668.329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43" calcext:value-type="float">
            <text:p>143</text:p>
          </table:table-cell>
          <table:table-cell table:style-name="ce8" table:formula="of:=1-([.C8]/[.$C$3])" office:value-type="percentage" office:value="-0.0421480505584957" calcext:value-type="percentage">
            <text:p>-4.21%</text:p>
          </table:table-cell>
          <table:table-cell table:style-name="ce8" table:formula="of:=1-([.C8]/[.$C$2])" office:value-type="percentage" office:value="0.698214662458126" calcext:value-type="percentage">
            <text:p>69.82%</text:p>
          </table:table-cell>
          <table:table-cell/>
          <table:table-cell table:style-name="ce12" table:number-columns-repeated="4"/>
          <table:table-cell table:style-name="ce17"/>
          <table:table-cell table:style-name="ce12"/>
          <table:table-cell table:number-columns-repeated="101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5" office:value-type="string" calcext:value-type="string">
            <text:p>QO</text:p>
          </table:table-cell>
          <table:table-cell table:style-name="ce6" office:value-type="float" office:value="1668.06974953474" calcext:value-type="float">
            <text:p>1668.070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299" calcext:value-type="float">
            <text:p>299</text:p>
          </table:table-cell>
          <table:table-cell table:style-name="ce8" table:formula="of:=1-([.C9]/[.$C$3])" office:value-type="percentage" office:value="-1.60107681332476" calcext:value-type="percentage">
            <text:p>-160.11%</text:p>
          </table:table-cell>
          <table:table-cell table:style-name="ce8" table:formula="of:=1-([.C9]/[.$C$2])" office:value-type="percentage" office:value="0.24677991417737" calcext:value-type="percentage">
            <text:p>24.68%</text:p>
          </table:table-cell>
          <table:table-cell/>
          <table:table-cell table:style-name="ce12" table:number-columns-repeated="4"/>
          <table:table-cell table:style-name="ce17"/>
          <table:table-cell table:style-name="ce12"/>
          <table:table-cell table:number-columns-repeated="1010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5" office:value-type="string" calcext:value-type="string">
            <text:p>QO</text:p>
          </table:table-cell>
          <table:table-cell table:style-name="ce6" office:value-type="float" office:value="731.312197460798" calcext:value-type="float">
            <text:p>731.31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37" calcext:value-type="float">
            <text:p>137</text:p>
          </table:table-cell>
          <table:table-cell table:style-name="ce8" table:formula="of:=1-([.C10]/[.$C$3])" office:value-type="percentage" office:value="-0.140359508736027" calcext:value-type="percentage">
            <text:p>-14.04%</text:p>
          </table:table-cell>
          <table:table-cell table:style-name="ce8" table:formula="of:=1-([.C10]/[.$C$2])" office:value-type="percentage" office:value="0.669774578498172" calcext:value-type="percentage">
            <text:p>66.98%</text:p>
          </table:table-cell>
          <table:table-cell/>
          <table:table-cell table:style-name="ce12" table:number-columns-repeated="4"/>
          <table:table-cell table:style-name="ce17"/>
          <table:table-cell table:style-name="ce12"/>
          <table:table-cell table:number-columns-repeated="1010"/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5" office:value-type="string" calcext:value-type="string">
            <text:p>QO</text:p>
          </table:table-cell>
          <table:table-cell table:style-name="ce6" office:value-type="float" office:value="684.602797054167" calcext:value-type="float">
            <text:p>684.60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4" calcext:value-type="float">
            <text:p>34</text:p>
          </table:table-cell>
          <table:table-cell table:style-name="ce8" table:formula="of:=1-([.C11]/[.$C$3])" office:value-type="percentage" office:value="-0.0675239822864417" calcext:value-type="percentage">
            <text:p>-6.75%</text:p>
          </table:table-cell>
          <table:table-cell table:style-name="ce8" table:formula="of:=1-([.C11]/[.$C$2])" office:value-type="percentage" office:value="0.690866297590146" calcext:value-type="percentage">
            <text:p>69.09%</text:p>
          </table:table-cell>
          <table:table-cell/>
          <table:table-cell table:style-name="ce12" table:number-columns-repeated="4"/>
          <table:table-cell table:style-name="ce17"/>
          <table:table-cell table:style-name="ce12"/>
          <table:table-cell table:number-columns-repeated="1010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5" office:value-type="string" calcext:value-type="string">
            <text:p>SAB</text:p>
          </table:table-cell>
          <table:table-cell table:style-name="ce6" office:value-type="float" office:value="655.890060324802" calcext:value-type="float">
            <text:p>655.89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0" calcext:value-type="float">
            <text:p>30</text:p>
          </table:table-cell>
          <table:table-cell table:style-name="ce8" table:formula="of:=1-([.C12]/[.$C$3])" office:value-type="percentage" office:value="-0.0227512539429893" calcext:value-type="percentage">
            <text:p>-2.28%</text:p>
          </table:table-cell>
          <table:table-cell table:style-name="ce8" table:formula="of:=1-([.C12]/[.$C$2])" office:value-type="percentage" office:value="0.703831588777476" calcext:value-type="percentage">
            <text:p>70.38%</text:p>
          </table:table-cell>
          <table:table-cell/>
          <table:table-cell table:style-name="ce12" table:number-columns-repeated="4"/>
          <table:table-cell table:style-name="ce17"/>
          <table:table-cell table:style-name="ce12"/>
          <table:table-cell table:number-columns-repeated="101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5" office:value-type="string" calcext:value-type="string">
            <text:p>SAB</text:p>
          </table:table-cell>
          <table:table-cell table:style-name="ce6" office:value-type="float" office:value="650.040536964022" calcext:value-type="float">
            <text:p>650.041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9" calcext:value-type="float">
            <text:p>59</text:p>
          </table:table-cell>
          <table:table-cell table:style-name="ce8" table:formula="of:=1-([.C13]/[.$C$3])" office:value-type="percentage" office:value="-0.0136298970051452" calcext:value-type="percentage">
            <text:p>-1.36%</text:p>
          </table:table-cell>
          <table:table-cell table:style-name="ce8" table:formula="of:=1-([.C13]/[.$C$2])" office:value-type="percentage" office:value="0.70647295223908" calcext:value-type="percentage">
            <text:p>70.65%</text:p>
          </table:table-cell>
          <table:table-cell/>
          <table:table-cell table:style-name="ce12" table:number-columns-repeated="4"/>
          <table:table-cell table:style-name="ce17"/>
          <table:table-cell table:style-name="ce12"/>
          <table:table-cell table:number-columns-repeated="1010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5" office:value-type="string" calcext:value-type="string">
            <text:p>SAB</text:p>
          </table:table-cell>
          <table:table-cell table:style-name="ce6" office:value-type="float" office:value="613.517089660485" calcext:value-type="float">
            <text:p>613.51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1" calcext:value-type="float">
            <text:p>31</text:p>
          </table:table-cell>
          <table:table-cell table:style-name="ce8" table:formula="of:=1-([.C14]/[.$C$3])" office:value-type="percentage" office:value="0.0433223329303336" calcext:value-type="percentage">
            <text:p>4.33%</text:p>
          </table:table-cell>
          <table:table-cell table:style-name="ce8" table:formula="of:=1-([.C14]/[.$C$2])" office:value-type="percentage" office:value="0.722965184725271" calcext:value-type="percentage">
            <text:p>72.30%</text:p>
          </table:table-cell>
          <table:table-cell/>
          <table:table-cell table:style-name="ce12" table:number-columns-repeated="4"/>
          <table:table-cell table:style-name="ce17"/>
          <table:table-cell table:style-name="ce12"/>
          <table:table-cell table:number-columns-repeated="1010"/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5" office:value-type="string" calcext:value-type="string">
            <text:p>SAB</text:p>
          </table:table-cell>
          <table:table-cell table:style-name="ce6" office:value-type="float" office:value="755.20960810833" calcext:value-type="float">
            <text:p>755.21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8" table:formula="of:=1-([.C15]/[.$C$3])" office:value-type="percentage" office:value="-0.177623538463281" calcext:value-type="percentage">
            <text:p>-17.76%</text:p>
          </table:table-cell>
          <table:table-cell table:style-name="ce8" table:formula="of:=1-([.C15]/[.$C$2])" office:value-type="percentage" office:value="0.658983657013088" calcext:value-type="percentage">
            <text:p>65.90%</text:p>
          </table:table-cell>
          <table:table-cell/>
          <table:table-cell table:style-name="ce12" table:number-columns-repeated="4"/>
          <table:table-cell table:style-name="ce17"/>
          <table:table-cell table:style-name="ce12"/>
          <table:table-cell table:number-columns-repeated="1010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5" office:value-type="string" calcext:value-type="string">
            <text:p>None</text:p>
          </table:table-cell>
          <table:table-cell table:style-name="ce6" office:value-type="float" office:value="527.957398411472" calcext:value-type="float">
            <text:p>527.957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239" calcext:value-type="float">
            <text:p>239</text:p>
          </table:table-cell>
          <table:table-cell table:style-name="ce8" table:formula="of:=1-([.C16]/[.$C$3])" office:value-type="percentage" office:value="0.176738414077484" calcext:value-type="percentage">
            <text:p>17.67%</text:p>
          </table:table-cell>
          <table:table-cell table:style-name="ce8" table:formula="of:=1-([.C16]/[.$C$2])" office:value-type="percentage" office:value="0.761599826953819" calcext:value-type="percentage">
            <text:p>76.16%</text:p>
          </table:table-cell>
          <table:table-cell/>
          <table:table-cell table:style-name="ce12" table:number-columns-repeated="4"/>
          <table:table-cell table:style-name="ce17"/>
          <table:table-cell table:style-name="ce12"/>
          <table:table-cell table:number-columns-repeated="1010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5" office:value-type="string" calcext:value-type="string">
            <text:p>None</text:p>
          </table:table-cell>
          <table:table-cell table:style-name="ce6" office:value-type="float" office:value="1925.92167669165" calcext:value-type="float">
            <text:p>1925.922</text:p>
          </table:table-cell>
          <table:table-cell table:style-name="ce5" office:value-type="float" office:value="434" calcext:value-type="float">
            <text:p>434</text:p>
          </table:table-cell>
          <table:table-cell table:style-name="ce5" office:value-type="float" office:value="432" calcext:value-type="float">
            <text:p>432</text:p>
          </table:table-cell>
          <table:table-cell table:style-name="ce8" table:formula="of:=1-([.C17]/[.$C$3])" office:value-type="percentage" office:value="-2.00315392621888" calcext:value-type="percentage">
            <text:p>-200.32%</text:p>
          </table:table-cell>
          <table:table-cell table:style-name="ce8" table:formula="of:=1-([.C17]/[.$C$2])" office:value-type="percentage" office:value="0.130346383291249" calcext:value-type="percentage">
            <text:p>13.03%</text:p>
          </table:table-cell>
          <table:table-cell/>
          <table:table-cell table:style-name="ce12" table:number-columns-repeated="4"/>
          <table:table-cell table:style-name="ce17"/>
          <table:table-cell table:style-name="ce12"/>
          <table:table-cell table:number-columns-repeated="1010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5" office:value-type="string" calcext:value-type="string">
            <text:p>None</text:p>
          </table:table-cell>
          <table:table-cell table:style-name="ce6" office:value-type="float" office:value="855.851940873458" calcext:value-type="float">
            <text:p>855.852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231" calcext:value-type="float">
            <text:p>231</text:p>
          </table:table-cell>
          <table:table-cell table:style-name="ce8" table:formula="of:=1-([.C18]/[.$C$3])" office:value-type="percentage" office:value="-0.3345584857383" calcext:value-type="percentage">
            <text:p>-33.46%</text:p>
          </table:table-cell>
          <table:table-cell table:style-name="ce8" table:formula="of:=1-([.C18]/[.$C$2])" office:value-type="percentage" office:value="0.613538419160245" calcext:value-type="percentage">
            <text:p>61.35%</text:p>
          </table:table-cell>
          <table:table-cell/>
          <table:table-cell table:style-name="ce12" table:number-columns-repeated="4"/>
          <table:table-cell table:style-name="ce17"/>
          <table:table-cell table:style-name="ce12"/>
          <table:table-cell table:number-columns-repeated="1010"/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5" office:value-type="string" calcext:value-type="string">
            <text:p>None</text:p>
          </table:table-cell>
          <table:table-cell table:style-name="ce6" office:value-type="float" office:value="402.863921267195" calcext:value-type="float">
            <text:p>402.864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30" calcext:value-type="float">
            <text:p>130</text:p>
          </table:table-cell>
          <table:table-cell table:style-name="ce8" table:formula="of:=1-([.C19]/[.$C$3])" office:value-type="percentage" office:value="0.37180084656204" calcext:value-type="percentage">
            <text:p>37.18%</text:p>
          </table:table-cell>
          <table:table-cell table:style-name="ce8" table:formula="of:=1-([.C19]/[.$C$2])" office:value-type="percentage" office:value="0.818086025817352" calcext:value-type="percentage">
            <text:p>81.81%</text:p>
          </table:table-cell>
          <table:table-cell/>
          <table:table-cell table:style-name="ce12"/>
          <table:table-cell table:number-columns-repeated="3"/>
          <table:table-cell table:style-name="ce18"/>
          <table:table-cell table:number-columns-repeated="1011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3"/>
          <table:table-cell table:style-name="ce12" table:number-columns-repeated="6"/>
          <table:table-cell table:number-columns-repeated="1012"/>
        </table:table-row>
        <table:table-row table:style-name="ro1" table:number-rows-repeated="3">
          <table:table-cell table:style-name="ce11" table:number-columns-repeated="3"/>
          <table:table-cell table:style-name="ce3" table:number-columns-repeated="3"/>
          <table:table-cell table:style-name="ce12" table:number-columns-repeated="6"/>
          <table:table-cell table:number-columns-repeated="1012"/>
        </table:table-row>
        <table:table-row table:style-name="ro1">
          <table:table-cell table:style-name="ce11" table:number-columns-repeated="3"/>
          <table:table-cell table:style-name="ce3" table:number-columns-repeated="2"/>
          <table:table-cell table:style-name="ce9"/>
          <table:table-cell table:style-name="ce12" table:number-columns-repeated="8"/>
          <table:table-cell table:number-columns-repeated="1010"/>
        </table:table-row>
        <table:table-row table:style-name="ro1">
          <table:table-cell table:number-columns-repeated="2"/>
          <table:table-cell table:style-name="ce4"/>
          <table:table-cell table:style-name="ce3" table:number-columns-repeated="2"/>
          <table:table-cell table:style-name="ce9"/>
          <table:table-cell table:style-name="ce12" table:number-columns-repeated="8"/>
          <table:table-cell table:number-columns-repeated="1010"/>
        </table:table-row>
        <table:table-row table:style-name="ro1">
          <table:table-cell table:style-name="ce3" table:number-columns-repeated="5"/>
          <table:table-cell table:style-name="ce9"/>
          <table:table-cell table:style-name="ce12" table:number-columns-repeated="8"/>
          <table:table-cell table:number-columns-repeated="1010"/>
        </table:table-row>
        <table:table-row table:style-name="ro1" table:number-rows-repeated="4">
          <table:table-cell table:style-name="ce4" table:number-columns-repeated="3"/>
          <table:table-cell table:style-name="ce3" table:number-columns-repeated="2"/>
          <table:table-cell table:style-name="ce9"/>
          <table:table-cell table:style-name="ce12" table:number-columns-repeated="8"/>
          <table:table-cell table:number-columns-repeated="1010"/>
        </table:table-row>
        <table:table-row table:style-name="ro1" table:number-rows-repeated="5">
          <table:table-cell table:style-name="ce3" table:number-columns-repeated="2"/>
          <table:table-cell table:style-name="ce4"/>
          <table:table-cell table:style-name="ce3" table:number-columns-repeated="2"/>
          <table:table-cell table:style-name="ce9"/>
          <table:table-cell table:style-name="ce12" table:number-columns-repeated="8"/>
          <table:table-cell table:number-columns-repeated="1010"/>
        </table:table-row>
        <table:table-row table:style-name="ro1" table:number-rows-repeated="4">
          <table:table-cell table:style-name="ce3" table:number-columns-repeated="2"/>
          <table:table-cell table:style-name="ce4"/>
          <table:table-cell table:style-name="ce3" table:number-columns-repeated="2"/>
          <table:table-cell table:style-name="ce9" table:number-columns-repeated="2"/>
          <table:table-cell/>
          <table:table-cell table:style-name="ce12" table:number-columns-repeated="6"/>
          <table:table-cell table:number-columns-repeated="1010"/>
        </table:table-row>
        <table:table-row table:style-name="ro1" table:number-rows-repeated="2">
          <table:table-cell table:number-columns-repeated="8"/>
          <table:table-cell table:style-name="ce12" table:number-columns-repeated="6"/>
          <table:table-cell table:number-columns-repeated="101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410F1180_7D3F_48FA_B332_C1B1619B0BC4_.wvu.FilterData" table:base-cell-address="$Increasing.$A$1" table:cell-range-address="$Periodic.$A$1:.$G$19"/>
          <table:named-range table:name="Z_A609DFCE_2A58_4BB0_B7AD_3CB501AEBCC3_.wvu.FilterData" table:base-cell-address="$Increasing.$A$1" table:cell-range-address="$Periodic.$A$1:.$G$19"/>
        </table:named-expressions>
      </table:table>
      <table:table table:name="Random" table:style-name="ta4">
        <table:table-column table:style-name="co1" table:number-columns-repeated="2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10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Preventive Module</text:p>
          </table:table-cell>
          <table:table-cell table:style-name="ce1" office:value-type="string" calcext:value-type="string">
            <text:p>Mean Response Time</text:p>
          </table:table-cell>
          <table:table-cell table:style-name="ce1" office:value-type="string" calcext:value-type="string">
            <text:p>Scale UP</text:p>
          </table:table-cell>
          <table:table-cell table:style-name="ce1" office:value-type="string" calcext:value-type="string">
            <text:p>Scale Down</text:p>
          </table:table-cell>
          <table:table-cell table:style-name="ce1" office:value-type="string" calcext:value-type="string">
            <text:p>Gain on HPA</text:p>
          </table:table-cell>
          <table:table-cell table:style-name="ce1" office:value-type="string" calcext:value-type="string">
            <text:p>Gain on Ba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5" office:value-type="string" calcext:value-type="string">
            <text:p>-</text:p>
          </table:table-cell>
          <table:table-cell table:style-name="ce6" office:value-type="float" office:value="3304.88756738787" calcext:value-type="float">
            <text:p>3304.888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12" table:number-columns-repeated="3"/>
          <table:table-cell table:style-name="ce17"/>
          <table:table-cell table:style-name="ce12" table:number-columns-repeated="2"/>
          <table:table-cell table:number-columns-repeated="2"/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HPA</text:p>
          </table:table-cell>
          <table:table-cell table:style-name="ce5" office:value-type="string" calcext:value-type="string">
            <text:p>-</text:p>
          </table:table-cell>
          <table:table-cell table:style-name="ce6" office:value-type="float" office:value="524.640842926369" calcext:value-type="float">
            <text:p>524.64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-</text:p>
          </table:table-cell>
          <table:table-cell table:style-name="ce25" table:formula="of:=1-([.C3]/[.$C$2])" office:value-type="percentage" office:value="0.841253043491269" calcext:value-type="percentage">
            <text:p>84.13%</text:p>
          </table:table-cell>
          <table:table-cell/>
          <table:table-cell table:style-name="ce12" table:number-columns-repeated="3"/>
          <table:table-cell table:style-name="ce17"/>
          <table:table-cell table:style-name="ce12" table:number-columns-repeated="2"/>
          <table:table-cell table:number-columns-repeated="2"/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5" office:value-type="string" calcext:value-type="string">
            <text:p>Both</text:p>
          </table:table-cell>
          <table:table-cell table:style-name="ce6" office:value-type="float" office:value="631.57467935477" calcext:value-type="float">
            <text:p>631.57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1-([.C4]/[.$C$3])" office:value-type="percentage" office:value="-0.203822935004335" calcext:value-type="percentage">
            <text:p>-20.38%</text:p>
          </table:table-cell>
          <table:table-cell table:style-name="ce26" table:formula="of:=1-([.C4]/[.$C$2])" office:value-type="percentage" office:value="0.808896772892653" calcext:value-type="percentage">
            <text:p>80.89%</text:p>
          </table:table-cell>
          <table:table-cell/>
          <table:table-cell table:style-name="ce12" table:number-columns-repeated="3"/>
          <table:table-cell table:style-name="ce17"/>
          <table:table-cell table:style-name="ce12" table:number-columns-repeated="2"/>
          <table:table-cell table:number-columns-repeated="2"/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5" office:value-type="string" calcext:value-type="string">
            <text:p>Both</text:p>
          </table:table-cell>
          <table:table-cell table:style-name="ce6" office:value-type="float" office:value="373.830163384959" calcext:value-type="float">
            <text:p>373.8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6" calcext:value-type="float">
            <text:p>6</text:p>
          </table:table-cell>
          <table:table-cell table:style-name="ce22" table:formula="of:=1-([.C5]/[.$C$3])" office:value-type="percentage" office:value="0.28745508775148" calcext:value-type="percentage">
            <text:p>28.75%</text:p>
          </table:table-cell>
          <table:table-cell table:style-name="ce25" table:formula="of:=1-([.C5]/[.$C$2])" office:value-type="percentage" office:value="0.886885663804767" calcext:value-type="percentage">
            <text:p>88.69%</text:p>
          </table:table-cell>
          <table:table-cell/>
          <table:table-cell table:style-name="ce12" table:number-columns-repeated="3"/>
          <table:table-cell table:style-name="ce17"/>
          <table:table-cell table:style-name="ce12" table:number-columns-repeated="2"/>
          <table:table-cell table:number-columns-repeated="2"/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5" office:value-type="string" calcext:value-type="string">
            <text:p>Both</text:p>
          </table:table-cell>
          <table:table-cell table:style-name="ce6" office:value-type="float" office:value="439.771850512209" calcext:value-type="float">
            <text:p>439.77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1-([.C6]/[.$C$3])" office:value-type="percentage" office:value="0.161765889100005" calcext:value-type="percentage">
            <text:p>16.18%</text:p>
          </table:table-cell>
          <table:table-cell table:style-name="ce26" table:formula="of:=1-([.C6]/[.$C$2])" office:value-type="percentage" office:value="0.866932886052823" calcext:value-type="percentage">
            <text:p>86.69%</text:p>
          </table:table-cell>
          <table:table-cell/>
          <table:table-cell table:style-name="ce12" table:number-columns-repeated="3"/>
          <table:table-cell table:style-name="ce17"/>
          <table:table-cell table:style-name="ce12" table:number-columns-repeated="2"/>
          <table:table-cell table:number-columns-repeated="2"/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5" office:value-type="string" calcext:value-type="string">
            <text:p>Both</text:p>
          </table:table-cell>
          <table:table-cell table:style-name="ce6" office:value-type="float" office:value="396.512869905206" calcext:value-type="float">
            <text:p>396.513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0" calcext:value-type="float">
            <text:p>0</text:p>
          </table:table-cell>
          <table:table-cell table:style-name="ce22" table:formula="of:=1-([.C7]/[.$C$3])" office:value-type="percentage" office:value="0.244220355217646" calcext:value-type="percentage">
            <text:p>24.42%</text:p>
          </table:table-cell>
          <table:table-cell table:style-name="ce25" table:formula="of:=1-([.C7]/[.$C$2])" office:value-type="percentage" office:value="0.880022281599551" calcext:value-type="percentage">
            <text:p>88.00%</text:p>
          </table:table-cell>
          <table:table-cell/>
          <table:table-cell table:style-name="ce12" table:number-columns-repeated="3"/>
          <table:table-cell table:style-name="ce17"/>
          <table:table-cell table:style-name="ce12" table:number-columns-repeated="2"/>
          <table:table-cell table:number-columns-repeated="2"/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5" office:value-type="string" calcext:value-type="string">
            <text:p>QO</text:p>
          </table:table-cell>
          <table:table-cell table:style-name="ce6" office:value-type="float" office:value="525.522278295333" calcext:value-type="float">
            <text:p>525.52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" calcext:value-type="float">
            <text:p>6</text:p>
          </table:table-cell>
          <table:table-cell table:style-name="ce21" table:formula="of:=1-([.C8]/[.$C$3])" office:value-type="percentage" office:value="-0.00168007386547986" calcext:value-type="percentage">
            <text:p>-0.17%</text:p>
          </table:table-cell>
          <table:table-cell table:style-name="ce26" table:formula="of:=1-([.C8]/[.$C$2])" office:value-type="percentage" office:value="0.840986336878414" calcext:value-type="percentage">
            <text:p>84.10%</text:p>
          </table:table-cell>
          <table:table-cell/>
          <table:table-cell table:style-name="ce12" table:number-columns-repeated="3"/>
          <table:table-cell table:style-name="ce17"/>
          <table:table-cell table:style-name="ce12" table:number-columns-repeated="2"/>
          <table:table-cell table:number-columns-repeated="2"/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5" office:value-type="string" calcext:value-type="string">
            <text:p>QO</text:p>
          </table:table-cell>
          <table:table-cell table:style-name="ce6" office:value-type="float" office:value="531.053472556771" calcext:value-type="float">
            <text:p>531.053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59" calcext:value-type="float">
            <text:p>159</text:p>
          </table:table-cell>
          <table:table-cell table:style-name="ce22" table:formula="of:=1-([.C9]/[.$C$3])" office:value-type="percentage" office:value="-0.0122228944178904" calcext:value-type="percentage">
            <text:p>-1.22%</text:p>
          </table:table-cell>
          <table:table-cell table:style-name="ce25" table:formula="of:=1-([.C9]/[.$C$2])" office:value-type="percentage" office:value="0.839312696202701" calcext:value-type="percentage">
            <text:p>83.93%</text:p>
          </table:table-cell>
          <table:table-cell/>
          <table:table-cell table:style-name="ce12" table:number-columns-repeated="3"/>
          <table:table-cell table:style-name="ce17"/>
          <table:table-cell table:style-name="ce12" table:number-columns-repeated="2"/>
          <table:table-cell table:number-columns-repeated="2"/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5" office:value-type="string" calcext:value-type="string">
            <text:p>QO</text:p>
          </table:table-cell>
          <table:table-cell table:style-name="ce6" office:value-type="float" office:value="654.214797509376" calcext:value-type="float">
            <text:p>654.21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" calcext:value-type="float">
            <text:p>1</text:p>
          </table:table-cell>
          <table:table-cell table:style-name="ce21" table:formula="of:=1-([.C10]/[.$C$3])" office:value-type="percentage" office:value="-0.246976491308345" calcext:value-type="percentage">
            <text:p>-24.70%</text:p>
          </table:table-cell>
          <table:table-cell table:style-name="ce26" table:formula="of:=1-([.C10]/[.$C$2])" office:value-type="percentage" office:value="0.802046277166864" calcext:value-type="percentage">
            <text:p>80.20%</text:p>
          </table:table-cell>
          <table:table-cell/>
          <table:table-cell table:style-name="ce12" table:number-columns-repeated="3"/>
          <table:table-cell table:style-name="ce17"/>
          <table:table-cell table:style-name="ce12" table:number-columns-repeated="2"/>
          <table:table-cell table:number-columns-repeated="2"/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5" office:value-type="string" calcext:value-type="string">
            <text:p>QO</text:p>
          </table:table-cell>
          <table:table-cell table:style-name="ce6" office:value-type="float" office:value="366.600315840967" calcext:value-type="float">
            <text:p>366.60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1" calcext:value-type="float">
            <text:p>1</text:p>
          </table:table-cell>
          <table:table-cell table:style-name="ce22" table:formula="of:=1-([.C11]/[.$C$3])" office:value-type="percentage" office:value="0.301235653335481" calcext:value-type="percentage">
            <text:p>30.12%</text:p>
          </table:table-cell>
          <table:table-cell table:style-name="ce25" table:formula="of:=1-([.C11]/[.$C$2])" office:value-type="percentage" office:value="0.889073286650195" calcext:value-type="percentage">
            <text:p>88.91%</text:p>
          </table:table-cell>
          <table:table-cell/>
          <table:table-cell table:style-name="ce12" table:number-columns-repeated="3"/>
          <table:table-cell table:style-name="ce17"/>
          <table:table-cell table:style-name="ce12" table:number-columns-repeated="2"/>
          <table:table-cell table:number-columns-repeated="2"/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5" office:value-type="string" calcext:value-type="string">
            <text:p>SAB</text:p>
          </table:table-cell>
          <table:table-cell table:style-name="ce6" office:value-type="float" office:value="540.919758104064" calcext:value-type="float">
            <text:p>540.9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1-([.C12]/[.$C$3])" office:value-type="percentage" office:value="-0.0310286844746848" calcext:value-type="percentage">
            <text:p>-3.10%</text:p>
          </table:table-cell>
          <table:table-cell table:style-name="ce26" table:formula="of:=1-([.C12]/[.$C$2])" office:value-type="percentage" office:value="0.836327334266443" calcext:value-type="percentage">
            <text:p>83.63%</text:p>
          </table:table-cell>
          <table:table-cell/>
          <table:table-cell table:style-name="ce12" table:number-columns-repeated="3"/>
          <table:table-cell table:style-name="ce17"/>
          <table:table-cell table:style-name="ce12" table:number-columns-repeated="2"/>
          <table:table-cell table:number-columns-repeated="2"/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5" office:value-type="string" calcext:value-type="string">
            <text:p>SAB</text:p>
          </table:table-cell>
          <table:table-cell table:style-name="ce6" office:value-type="float" office:value="531.030721010117" calcext:value-type="float">
            <text:p>531.03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3" calcext:value-type="float">
            <text:p>13</text:p>
          </table:table-cell>
          <table:table-cell table:style-name="ce22" table:formula="of:=1-([.C13]/[.$C$3])" office:value-type="percentage" office:value="-0.0121795284715276" calcext:value-type="percentage">
            <text:p>-1.22%</text:p>
          </table:table-cell>
          <table:table-cell table:style-name="ce25" table:formula="of:=1-([.C13]/[.$C$2])" office:value-type="percentage" office:value="0.839319580414702" calcext:value-type="percentage">
            <text:p>83.93%</text:p>
          </table:table-cell>
          <table:table-cell/>
          <table:table-cell table:style-name="ce12" table:number-columns-repeated="3"/>
          <table:table-cell table:style-name="ce17"/>
          <table:table-cell table:style-name="ce12" table:number-columns-repeated="2"/>
          <table:table-cell table:number-columns-repeated="2"/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5" office:value-type="string" calcext:value-type="string">
            <text:p>SAB</text:p>
          </table:table-cell>
          <table:table-cell table:style-name="ce6" office:value-type="float" office:value="450.813795374157" calcext:value-type="float">
            <text:p>450.8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style-name="ce21" table:formula="of:=1-([.C14]/[.$C$3])" office:value-type="percentage" office:value="0.140719214959353" calcext:value-type="percentage">
            <text:p>14.07%</text:p>
          </table:table-cell>
          <table:table-cell table:style-name="ce26" table:formula="of:=1-([.C14]/[.$C$2])" office:value-type="percentage" office:value="0.863591790588364" calcext:value-type="percentage">
            <text:p>86.36%</text:p>
          </table:table-cell>
          <table:table-cell/>
          <table:table-cell table:style-name="ce12" table:number-columns-repeated="3"/>
          <table:table-cell table:style-name="ce17"/>
          <table:table-cell table:style-name="ce12" table:number-columns-repeated="2"/>
          <table:table-cell table:number-columns-repeated="2"/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5" office:value-type="string" calcext:value-type="string">
            <text:p>SAB</text:p>
          </table:table-cell>
          <table:table-cell table:style-name="ce6" office:value-type="float" office:value="368.210460955458" calcext:value-type="float">
            <text:p>368.21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0" calcext:value-type="float">
            <text:p>0</text:p>
          </table:table-cell>
          <table:table-cell table:style-name="ce22" table:formula="of:=1-([.C15]/[.$C$3])" office:value-type="percentage" office:value="0.298166610701457" calcext:value-type="percentage">
            <text:p>29.82%</text:p>
          </table:table-cell>
          <table:table-cell table:style-name="ce25" table:formula="of:=1-([.C15]/[.$C$2])" office:value-type="percentage" office:value="0.888586085472649" calcext:value-type="percentage">
            <text:p>88.86%</text:p>
          </table:table-cell>
          <table:table-cell/>
          <table:table-cell table:style-name="ce12" table:number-columns-repeated="3"/>
          <table:table-cell table:style-name="ce17"/>
          <table:table-cell table:style-name="ce12" table:number-columns-repeated="2"/>
          <table:table-cell table:number-columns-repeated="2"/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5" office:value-type="string" calcext:value-type="string">
            <text:p>None</text:p>
          </table:table-cell>
          <table:table-cell table:style-name="ce6" office:value-type="float" office:value="414.285538657933" calcext:value-type="float">
            <text:p>414.28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21" table:formula="of:=1-([.C16]/[.$C$3])" office:value-type="percentage" office:value="0.210344478048812" calcext:value-type="percentage">
            <text:p>21.03%</text:p>
          </table:table-cell>
          <table:table-cell table:style-name="ce26" table:formula="of:=1-([.C16]/[.$C$2])" office:value-type="percentage" office:value="0.874644589199935" calcext:value-type="percentage">
            <text:p>87.46%</text:p>
          </table:table-cell>
          <table:table-cell/>
          <table:table-cell table:style-name="ce12" table:number-columns-repeated="3"/>
          <table:table-cell table:style-name="ce17"/>
          <table:table-cell table:style-name="ce12" table:number-columns-repeated="2"/>
          <table:table-cell table:number-columns-repeated="2"/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5" office:value-type="string" calcext:value-type="string">
            <text:p>None</text:p>
          </table:table-cell>
          <table:table-cell table:style-name="ce6" office:value-type="float" office:value="479.26340493782" calcext:value-type="float">
            <text:p>479.263</text:p>
          </table:table-cell>
          <table:table-cell table:style-name="ce7" office:value-type="float" office:value="429" calcext:value-type="float">
            <text:p>429</text:p>
          </table:table-cell>
          <table:table-cell table:style-name="ce7" office:value-type="float" office:value="407" calcext:value-type="float">
            <text:p>407</text:p>
          </table:table-cell>
          <table:table-cell table:style-name="ce22" table:formula="of:=1-([.C17]/[.$C$3])" office:value-type="percentage" office:value="0.0864923854106371" calcext:value-type="percentage">
            <text:p>8.65%</text:p>
          </table:table-cell>
          <table:table-cell table:style-name="ce25" table:formula="of:=1-([.C17]/[.$C$2])" office:value-type="percentage" office:value="0.854983446436387" calcext:value-type="percentage">
            <text:p>85.50%</text:p>
          </table:table-cell>
          <table:table-cell/>
          <table:table-cell table:style-name="ce12" table:number-columns-repeated="3"/>
          <table:table-cell table:style-name="ce17"/>
          <table:table-cell table:style-name="ce12" table:number-columns-repeated="2"/>
          <table:table-cell table:number-columns-repeated="2"/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5" office:value-type="string" calcext:value-type="string">
            <text:p>None</text:p>
          </table:table-cell>
          <table:table-cell table:style-name="ce6" office:value-type="float" office:value="532.52259821339" calcext:value-type="float">
            <text:p>532.52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" calcext:value-type="float">
            <text:p>3</text:p>
          </table:table-cell>
          <table:table-cell table:style-name="ce21" table:formula="of:=1-([.C18]/[.$C$3])" office:value-type="percentage" office:value="-0.015023144677524" calcext:value-type="percentage">
            <text:p>-1.50%</text:p>
          </table:table-cell>
          <table:table-cell table:style-name="ce26" table:formula="of:=1-([.C18]/[.$C$2])" office:value-type="percentage" office:value="0.838868164996521" calcext:value-type="percentage">
            <text:p>83.89%</text:p>
          </table:table-cell>
          <table:table-cell/>
          <table:table-cell table:style-name="ce12" table:number-columns-repeated="3"/>
          <table:table-cell table:style-name="ce17"/>
          <table:table-cell table:style-name="ce12" table:number-columns-repeated="2"/>
          <table:table-cell table:number-columns-repeated="2"/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5" office:value-type="string" calcext:value-type="string">
            <text:p>None</text:p>
          </table:table-cell>
          <table:table-cell table:style-name="ce6" office:value-type="float" office:value="426.392669930667" calcext:value-type="float">
            <text:p>426.39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0" calcext:value-type="float">
            <text:p>0</text:p>
          </table:table-cell>
          <table:table-cell table:style-name="ce22" table:formula="of:=1-([.C19]/[.$C$3])" office:value-type="percentage" office:value="0.187267488454937" calcext:value-type="percentage">
            <text:p>18.73%</text:p>
          </table:table-cell>
          <table:table-cell table:style-name="ce25" table:formula="of:=1-([.C19]/[.$C$2])" office:value-type="percentage" office:value="0.870981187336524" calcext:value-type="percentage">
            <text:p>87.10%</text:p>
          </table:table-cell>
          <table:table-cell/>
          <table:table-cell table:style-name="ce12" table:number-columns-repeated="3"/>
          <table:table-cell table:style-name="ce17"/>
          <table:table-cell table:style-name="ce12" table:number-columns-repeated="2"/>
          <table:table-cell table:number-columns-repeated="1010"/>
        </table:table-row>
        <table:table-row table:style-name="ro1">
          <table:table-cell table:number-columns-repeated="5"/>
          <table:table-cell table:style-name="ce23" table:number-columns-repeated="2"/>
          <table:table-cell/>
          <table:table-cell table:style-name="ce12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11" table:number-columns-repeated="3"/>
          <table:table-cell table:number-columns-repeated="1021"/>
        </table:table-row>
        <table:table-row table:style-name="ro1" table:number-rows-repeated="3">
          <table:table-cell table:style-name="ce11" table:number-columns-repeated="3"/>
          <table:table-cell table:number-columns-repeated="2"/>
          <table:table-cell table:style-name="ce9"/>
          <table:table-cell table:number-columns-repeated="1018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style-name="ce3" table:number-columns-repeated="3"/>
          <table:table-cell table:number-columns-repeated="2"/>
          <table:table-cell table:style-name="ce9"/>
          <table:table-cell table:number-columns-repeated="1018"/>
        </table:table-row>
        <table:table-row table:style-name="ro1" table:number-rows-repeated="4">
          <table:table-cell table:style-name="ce4" table:number-columns-repeated="3"/>
          <table:table-cell table:number-columns-repeated="2"/>
          <table:table-cell table:style-name="ce9"/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9"/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2"/>
          <table:table-cell table:style-name="ce9"/>
          <table:table-cell table:number-columns-repeated="1018"/>
        </table:table-row>
        <table:table-row table:style-name="ro1" table:number-rows-repeated="8">
          <table:table-cell table:style-name="ce3" table:number-columns-repeated="2"/>
          <table:table-cell table:style-name="ce4"/>
          <table:table-cell table:style-name="ce3" table:number-columns-repeated="2"/>
          <table:table-cell table:style-name="ce9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4"/>
          <table:table-cell table:style-name="ce3" table:number-columns-repeated="3"/>
          <table:table-cell table:number-columns-repeated="101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Increasing.A1:Increasing.G19"/>
        <table:database-range table:name="Table_2" table:target-range-address="Decreasing.A1:Decreasing.G19"/>
        <table:database-range table:name="Table_3" table:target-range-address="Periodic.A1:Periodic.G19"/>
        <table:database-range table:name="Table_4" table:target-range-address="Random.A1:Random.G1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Helvetica Neue&quot;" svg:font-family="'&quot;Helvetica Neue&quot;'"/>
    <style:font-face style:name="Arial" svg:font-family="Arial"/>
    <style:font-face style:name="Monospace" svg:font-family="Monospace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creasing" style:display-name="PageStyle_Increas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reasing" style:display-name="PageStyle_Decreas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iodic" style:display-name="PageStyle_Perio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dom" style:display-name="PageStyle_Ran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32" meta:object-count="0"/>
    <meta:generator>LibreOfficeDev/6.0.5.2$Linux_X86_64 LibreOffice_project/</meta:generator>
  </office:meta>
</office:document-meta>
</file>